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>
      <style:text-properties fo:color="#666666" style:font-size-asian="10.5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style:font-size-asian="10.5pt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1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12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style-name="gr1" draw:text-style-name="P6" svg:width="5.509cm" svg:height="1.588cm" svg:x="13.49cm" svg:y="-1.586cm"><draw:text-box><text:p><text:span text:style-name="T2">Author : Neha Karanjkar</text:span></text:p><text:p><text:span text:style-name="T2">March 2016</text:span></text:p></draw:text-box></draw:frame>INTERRUPT CONTROLLER DEVICE</text:p>
      <text:p text:style-name="P2"/>
      <text:p text:style-name="Standard"><text:span text:style-name="T1">1. <text:s/>Addresses <text:s/>of <text:s/>the INterrupt Controller (IRC) Control Register </text:span>(32b) : 0x3000</text:p>
      <text:p text:style-name="Standard"/>
      <text:p text:style-name="Standard"/>
      <text:p text:style-name="P1"><draw:g text:anchor-type="paragraph" draw:z-index="1" draw:style-name="gr2"><draw:custom-shape draw:style-name="gr3" draw:text-style-name="P8" svg:width="2.07cm" svg:height="0.883cm" svg:x="12.72cm" svg:y="0.744cm"><text:p text:style-name="P7"><text:span text:style-name="T3">IRC_en</text:span></text:p><draw:enhanced-geometry svg:viewBox="0 0 21600 21600" draw:type="rectangle" draw:enhanced-path="M 0 0 L 21600 0 21600 21600 0 21600 0 0 Z N"/></draw:custom-shape><draw:custom-shape draw:style-name="gr4" draw:text-style-name="P8" svg:width="2.073cm" svg:height="0.519cm" svg:x="12.716cm" svg:y="0.224cm"><text:p text:style-name="P7"><text:span text:style-name="T3">0</text:span></text:p><draw:enhanced-geometry svg:viewBox="0 0 21600 21600" draw:type="rectangle" draw:enhanced-path="M 0 0 L 21600 0 21600 21600 0 21600 0 0 Z N"/></draw:custom-shape><draw:custom-shape draw:style-name="gr5" draw:text-style-name="P8" svg:width="8.224cm" svg:height="0.883cm" svg:x="4.496cm" svg:y="0.744cm"><text:p text:style-name="P7"><text:span text:style-name="T3">Unused</text:span></text:p><draw:enhanced-geometry svg:viewBox="0 0 21600 21600" draw:type="rectangle" draw:enhanced-path="M 0 0 L 21600 0 21600 21600 0 21600 0 0 Z N"/></draw:custom-shape><draw:custom-shape draw:style-name="gr6" draw:text-style-name="P8" svg:width="8.236cm" svg:height="0.519cm" svg:x="4.484cm" svg:y="0.224cm"><text:p text:style-name="P7"><text:span text:style-name="T3">31:1</text:span></text:p><draw:enhanced-geometry svg:viewBox="0 0 21600 21600" draw:type="rectangle" draw:enhanced-path="M 0 0 L 21600 0 21600 21600 0 21600 0 0 Z N"/></draw:custom-shape></draw:g></text:p>
      <text:p text:style-name="P1">2. IRC Control Word : </text:p>
      <text:p text:style-name="P1"/>
      <text:p text:style-name="P1"/>
      <text:p text:style-name="P1"/>
      <text:p text:style-name="Standard"><text:tab/></text:p>
      <text:p text:style-name="Standard"><text:span text:style-name="T1">4</text:span>. <text:span text:style-name="T1">IRC State Transitions :</text:span></text:p>
      <text:p text:style-name="P1"><draw:g text:anchor-type="paragraph" draw:z-index="2" draw:style-name="gr2"><draw:custom-shape draw:style-name="gr7" draw:text-style-name="P9" xml:id="id1" draw:id="id1" svg:width="3.901cm" svg:height="1.301cm" svg:x="2.103cm" svg:y="2.253cm"><text:p text:style-name="P7"><text:span text:style-name="T4">IRC_DIS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" xml:id="id2" draw:id="id2" svg:width="4.301cm" svg:height="1.802cm" svg:x="11.601cm" svg:y="2.052cm"><text:p text:style-name="P7"><text:span text:style-name="T4">IRC_EN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9" xml:id="id3" draw:id="id3" svg:width="5cm" svg:height="1.802cm" svg:x="6.902cm" svg:y="7.851cm"><text:p text:style-name="P7"><text:span text:style-name="T4">IRC_INTERRUPTING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11" xml:id="id4" draw:id="id4" svg:width="2.2cm" svg:height="0.74cm" svg:x="1.103cm" svg:y="0.926cm"><draw:text-box><text:p text:style-name="P10"><text:span text:style-name="T4">RESET</text:span></text:p></draw:text-box></draw:frame><draw:connector draw:style-name="gr11" draw:text-style-name="P12" draw:type="curve" draw:line-skew="-0.198cm" svg:x1="6.003cm" svg:y1="2.904cm" svg:x2="11.602cm" svg:y2="2.954cm" draw:start-shape="id1" draw:start-glue-point="10" draw:end-shape="id2" draw:end-glue-point="6" svg:d="m6003 2904c3900 0 1101 50 5599 50" svg:viewBox="0 0 5600 51"><text:p/></draw:connector><draw:connector draw:style-name="gr12" draw:text-style-name="P12" draw:type="curve" svg:x1="13.752cm" svg:y1="2.052cm" svg:x2="4.054cm" svg:y2="2.253cm" draw:start-shape="id2" draw:start-glue-point="4" draw:end-shape="id1" draw:end-glue-point="4" svg:d="m13752 2052c0-758-9698-859-9698 201" svg:viewBox="0 0 9700 785"><text:p/></draw:connector><draw:connector draw:style-name="gr13" draw:text-style-name="P12" draw:type="curve" draw:line-skew="0.258cm" svg:x1="13.751cm" svg:y1="3.853cm" svg:x2="11.169cm" svg:y2="8.115cm" draw:start-shape="id2" draw:start-glue-point="8" draw:end-shape="id3" draw:end-glue-point="11" svg:d="m13751 3853c0 3383-2582 1254-2582 4262" svg:viewBox="0 0 2584 4263"><text:p/></draw:connector><draw:frame draw:style-name="gr14" draw:text-style-name="P11" svg:width="4.1cm" svg:height="1.851cm" svg:x="7.202cm" svg:y="0.002cm"><draw:text-box><text:p text:style-name="P10"><text:span text:style-name="T4">IRC_en == 0 /</text:span></text:p><text:p text:style-name="P10"><text:span text:style-name="T5">INT = 0 </text:span></text:p></draw:text-box></draw:frame><draw:frame draw:style-name="gr15" draw:text-style-name="P11" svg:width="7.002cm" svg:height="3.375cm" svg:x="11.901cm" svg:y="6.153cm"><draw:text-box><text:p text:style-name="P10"><text:span text:style-name="T4">Interrupt signal received from device/ </text:span></text:p><text:p text:style-name="P10"><text:span text:style-name="T5">INT = Interrupt number of highest</text:span></text:p><text:p text:style-name="P10"><text:span text:style-name="T5">priority interrupting source</text:span></text:p></draw:text-box></draw:frame><draw:connector draw:style-name="gr16" draw:text-style-name="P12" draw:type="line" svg:x1="2.202cm" svg:y1="1.665cm" svg:x2="2.673cm" svg:y2="2.443cm" draw:start-shape="id4" draw:start-glue-point="2" draw:end-shape="id1" draw:end-glue-point="5" svg:d="m2202 1665 471 778" svg:viewBox="0 0 473 780"><text:p/></draw:connector><draw:frame draw:style-name="gr17" draw:text-style-name="P11" svg:width="4.1cm" svg:height="1.851cm" svg:x="7.003cm" svg:y="3.101cm"><draw:text-box><text:p text:style-name="P10"><text:span text:style-name="T4">IRC_en == 1 /</text:span></text:p><text:p text:style-name="P10"><text:span text:style-name="T5">INT = 0 </text:span></text:p></draw:text-box></draw:frame><draw:connector draw:style-name="gr18" draw:text-style-name="P12" draw:type="curve" svg:x1="15.272cm" svg:y1="2.314cm" svg:x2="15.901cm" svg:y2="2.953cm" draw:start-shape="id2" draw:start-glue-point="11" draw:end-shape="id2" draw:end-glue-point="10" svg:d="m15272 2314c0-1153 568-961 915-513s473 1152-286 1152" svg:viewBox="0 0 1191 1505"><text:p/></draw:connector><draw:frame draw:style-name="gr19" draw:text-style-name="P11" svg:width="6.501cm" svg:height="1.301cm" svg:x="13.602cm" svg:y="0.351cm"><draw:text-box><text:p text:style-name="P10"><text:span text:style-name="T4">No external interrupt <text:s/>/</text:span></text:p><text:p text:style-name="P10"><text:span text:style-name="T5">INT=0</text:span></text:p></draw:text-box></draw:frame><draw:connector draw:style-name="gr20" draw:text-style-name="P12" draw:type="curve" svg:x1="6.903cm" svg:y1="8.752cm" svg:x2="2.673cm" svg:y2="3.362cm" draw:start-shape="id3" draw:start-glue-point="6" draw:end-shape="id1" draw:end-glue-point="7" svg:d="m6903 8752c-2821 0-4230-1795-4230-5390" svg:viewBox="0 0 4232 5392"><text:p/></draw:connector><draw:frame draw:style-name="gr21" draw:text-style-name="P11" svg:width="7.002cm" svg:height="3.375cm" svg:x="0.002cm" svg:y="5.551cm"><draw:text-box><text:p text:style-name="P10"><text:span text:style-name="T4">IRC_en == 0 / </text:span></text:p><text:p text:style-name="P10"><text:span text:style-name="T5">INT = 0 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Karanjkar</meta:initial-creator>
    <meta:creation-date>2016-03-16T16:50:11</meta:creation-date>
    <dc:date>2016-03-16T17:50:55</dc:date>
    <dc:creator>Neha Karanjkar</dc:creator>
    <meta:editing-duration>PT32M20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5" meta:word-count="25" meta:character-count="157" meta:non-whitespace-character-count="131"/>
  </office:meta>
</office:document-meta>
</file>